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E000000D2A9906DA999957E28.png" manifest:media-type="image/png"/>
  <manifest:file-entry manifest:full-path="Pictures/100000000000025E00000046C8E333A89A15D3F4.png" manifest:media-type="image/png"/>
  <manifest:file-entry manifest:full-path="Pictures/10000000000001CC0000003ECA240EC0AF06AE12.png" manifest:media-type="image/png"/>
  <manifest:file-entry manifest:full-path="Pictures/100000000000024D0000008B0B69EEACD8FEF5E1.png" manifest:media-type="image/png"/>
  <manifest:file-entry manifest:full-path="Pictures/10000000000002080000007C539DF6D35AF0FBA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0a41b" officeooo:paragraph-rsid="0000a41b"/>
    </style:style>
    <style:style style:name="P2" style:family="paragraph" style:parent-style-name="Standard">
      <style:text-properties officeooo:rsid="0002411e" officeooo:paragraph-rsid="0000a41b"/>
    </style:style>
    <style:style style:name="P3" style:family="paragraph" style:parent-style-name="Standard">
      <style:text-properties officeooo:rsid="0002411e" officeooo:paragraph-rsid="000241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draw:frame draw:style-name="fr2" draw:name="Image1" text:anchor-type="char" svg:width="13.758cm" svg:height="3.281cm" draw:z-index="0"><draw:image xlink:href="Pictures/10000000000002080000007C539DF6D35AF0FBAD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2" text:anchor-type="char" svg:x="1.004cm" svg:y="0.095cm" svg:width="15.584cm" svg:height="3.678cm" draw:z-index="1"><draw:image xlink:href="Pictures/100000000000024D0000008B0B69EEACD8FEF5E1.png" xlink:type="simple" xlink:show="embed" xlink:actuate="onLoad" draw:mime-type="image/png"/></draw:frame></text:p>
      <text:p text:style-name="P1"><draw:frame draw:style-name="fr1" draw:name="Image3" text:anchor-type="char" svg:x="1.757cm" svg:y="0.402cm" svg:width="12.171cm" svg:height="1.64cm" draw:z-index="2"><draw:image xlink:href="Pictures/10000000000001CC0000003ECA240EC0AF06AE1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2">Segundo EJEMPLO CON EL ALTERNATIVO</text:p>
      <text:p text:style-name="P2"/>
      <text:p text:style-name="P3"><draw:frame draw:style-name="fr2" draw:name="Image4" text:anchor-type="char" svg:width="16.034cm" svg:height="1.852cm" draw:z-index="3"><draw:image xlink:href="Pictures/100000000000025E00000046C8E333A89A15D3F4.png" xlink:type="simple" xlink:show="embed" xlink:actuate="onLoad" draw:mime-type="image/png"/></draw:frame></text:p>
      <text:p text:style-name="P3"/>
      <text:p text:style-name="P3"/>
      <text:p text:style-name="P3"><draw:frame draw:style-name="fr1" draw:name="Image5" text:anchor-type="char" svg:x="4.826cm" svg:y="0.284cm" svg:width="5.45cm" svg:height="5.556cm" draw:z-index="4"><draw:image xlink:href="Pictures/10000000000000CE000000D2A9906DA999957E2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4T12:46:48.879103815</meta:creation-date>
    <dc:date>2023-06-24T13:12:23.923461166</dc:date>
    <meta:editing-duration>PT5M28S</meta:editing-duration>
    <meta:editing-cycles>2</meta:editing-cycles>
    <meta:generator>LibreOffice/7.0.4.2$Linux_X86_64 LibreOffice_project/00$Build-2</meta:generator>
    <meta:document-statistic meta:table-count="0" meta:image-count="5" meta:object-count="0" meta:page-count="2" meta:paragraph-count="1" meta:word-count="5" meta:character-count="34" meta:non-whitespace-character-count="30"/>
  </office:meta>
</office:document-meta>
</file>